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fo:font-size="15pt" style:font-size-asian="15pt" style:font-size-complex="15pt"/>
    </style:style>
    <style:style style:name="P3" style:family="paragraph" style:parent-style-name="Standard">
      <style:paragraph-properties fo:text-align="center" style:justify-single-word="false"/>
      <style:text-properties style:font-name="Calibri" fo:font-size="15pt" style:font-size-asian="15pt" style:font-size-complex="15pt"/>
    </style:style>
    <style:style style:name="P4" style:family="paragraph" style:parent-style-name="Standard">
      <style:paragraph-properties fo:text-align="start" style:justify-single-word="false"/>
      <style:text-properties style:font-name="Calibri" fo:font-size="15pt" style:font-size-asian="15pt" style:font-size-complex="15pt"/>
    </style:style>
    <style:style style:name="P5" style:family="paragraph" style:parent-style-name="Standard">
      <style:text-properties style:font-name="Calibri" fo:font-size="12pt" style:font-size-asian="12pt" style:font-size-complex="12pt"/>
    </style:style>
    <style:style style:name="P6" style:family="paragraph" style:parent-style-name="Standard">
      <style:text-properties style:font-name="Calibri" fo:font-size="12pt" fo:font-weight="bold" style:font-size-asian="12pt" style:font-weight-asian="bold" style:font-size-complex="12pt" style:font-weight-complex="bold"/>
    </style:style>
    <style:style style:name="P7" style:family="paragraph" style:parent-style-name="Standard">
      <style:text-properties style:font-name="Calibri"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mweltinformationssysteme II – Hypothesen und Workflow</text:p>
      <text:p text:style-name="P3">Schupp, A., Schwalb, J., Schönberg, A. &amp; C. Simon</text:p>
      <text:p text:style-name="P4"/>
      <text:p text:style-name="P4">1. Fragestellung</text:p>
      <text:p text:style-name="P2"/>
      <text:p text:style-name="P7">F1:</text:p>
      <text:p text:style-name="P1">Kann auf Grundlage von wiederholten erhobenen UAV-basierten RGB Daten der Zeitpunkt des Blattaustriebs bei Bäumen in einem Mittelgebirgswald erkannt werden?</text:p>
      <text:p text:style-name="P1"/>
      <text:p text:style-name="P7">F2:</text:p>
      <text:p text:style-name="P1">Lassen sich zeitliche Abweichungen von dem zu erwartenden artspezifischen Blattaustrieb von Buche und Eiche erkennen? Lässt sich feststellen, dass signifikante Mengen an Buchen auch vor den Eichen austreiben?</text:p>
      <text:p text:style-name="P1"/>
      <text:p text:style-name="P2">2. Arbeitshypothesen</text:p>
      <text:p text:style-name="P1"/>
      <text:p text:style-name="P7">H1:</text:p>
      <text:p text:style-name="P1">Unter der Verwendung von UAV-basierten RGB und Punktewolkendaten lässt sich, mithilfe einer Einzelbaumsegmentierung, der Zeitpunkt des Blattaustriebs pro Einzelbaum bestimmen. </text:p>
      <text:p text:style-name="P1"/>
      <text:p text:style-name="P7">H2:</text:p>
      <text:p text:style-name="P1">Mit Hilfe eines Maschinenlernverfahrens (RF) lässt sich auf Grundlage von RGB Kanälen und einer Hauptkomponentenanalyse (PCA) die Baumart klassifizieren und durch eingemessene Bäume validieren.</text:p>
      <text:p text:style-name="P1"/>
      <text:p text:style-name="P7">H3:</text:p>
      <text:p text:style-name="P1">Basierend auf einer überwachten Klassifizierung von Grünwerten, welche über die gesamte Zeitreihe trainiert werden, kann jede Einzelaufnahme pixelbasiert in grün und nicht grün abgegrenzt werden. In Kombination mit den Segmenten der Baumkronen lässt sich so feststellen, wann welcher Baum austreibt. Dabei wird angenommen, dass grüne Pixel innerhalb eines Segmentes dem Blattaustrieb zuzuordnen sind.</text:p>
      <text:p text:style-name="P1"/>
      <text:p text:style-name="P7">H4:</text:p>
      <text:p text:style-name="P1">Durch den Zeitpunkt des Blattaustriebs und der Baumart kann eine raumzeitliche Statistik erzeugt werden. </text:p>
      <text:p text:style-name="Standard"/>
      <text:p text:style-name="P2">3. Workflow</text:p>
      <text:p text:style-name="P5"/>
      <text:p text:style-name="P6">3.1 Datenbeschaffung und Vorbereitung</text:p>
      <text:p text:style-name="P5"/>
      <text:p text:style-name="P5">- Beschaffung UAV basierte Punktwolken und Orthophotos (bereits vorprozessiert)</text:p>
      <text:p text:style-name="P5">- Beschaffung Positionen der mit differenziellem GPS eingemessenen Bäume </text:p>
      <text:p text:style-name="P5">- Auswahl eines geeigneten Orthophotos für das Canopy Height Model (CHM)</text:p>
      <text:p text:style-name="P5">- erstellen eines CHM (Anleitung für CHM aus UAV basierten Daten siehe Repo von Gisma)</text:p>
      <text:p text:style-name="P5">- erstellen eines Layers mit Baumpositionen nach Expertenmeinung in einem Teilbereich des Untersuchungsgebietes</text:p>
      <text:p text:style-name="P5">- Auswahl eines Orthophotos für Klassifizierung der Baumarten (RGB Kanäle)</text:p>
      <text:p text:style-name="P5"/>
      <text:p text:style-name="P6"><text:soft-page-break/>3.2 Segmentierung der Baumkronen</text:p>
      <text:p text:style-name="P5"/>
      <text:p text:style-name="P5">- Auswahl eines Trainingsgebietes mit 50 % der eingemessenen Bäumen</text:p>
      <text:p text:style-name="P5">- Tuning der Parameter des Moving Windows (a und b) sowie der Mindesthöhe (h) und der Filterung (f). Automatisiert mit Cenith V2.1 (Functions Bundle von Schwalb und Schönberg 2018)</text:p>
      <text:p text:style-name="P5">- Validieren der Ergebnisse mit Hilfe der ausgelassenen 50% (ob eingemessene Bäume erkannt werden) und der Baumposition nach Expertenmeinung zur Valdidierung der Effektivität des Algotithmus</text:p>
      <text:p text:style-name="P5">- Durchführung der Segmentierung mit den Parametern für das Untersuchungsgebiet.</text:p>
      <text:p text:style-name="P5"/>
      <text:p text:style-name="P6">3.3 Grünwert Klassifizierung</text:p>
      <text:p text:style-name="P5"/>
      <text:p text:style-name="P5">- erstellen eines Trainingsdatensatzes für „Grün“ über alle Orthophotos nach Expertenmeinung</text:p>
      <text:p text:style-name="P5">- Klassifizierung von „Grün“ und „nicht Grün“ mit Maschinen Lernverfahren und mehrfacher Kreuzvalidierung (RandomForest)</text:p>
      <text:p text:style-name="P5"><text:s text:c="2"/>Training 80% des Datensatzes, Testen mit den ausgelassenen 20%</text:p>
      <text:p text:style-name="P5"><text:s text:c="2"/>Prediktoren: RGB Kanäle</text:p>
      <text:p text:style-name="P5">- extrahieren der Pixelwerte aus der Klassifizerung mit den Segmenten</text:p>
      <text:p text:style-name="P5"/>
      <text:p text:style-name="P6">3.4 Baumart Klassifizierung</text:p>
      <text:p text:style-name="P5"/>
      <text:p text:style-name="P5">- Anwenden von Filtern und Indizeberechung aus den RGB Kanälen (LEGION Functions Bundle von Schwalb und Schönberg 2018)</text:p>
      <text:p text:style-name="P5">- erstellen einer PCA</text:p>
      <text:p text:style-name="P5">- erstellen eines Trainingsdatensatzes für die Baumarten: Alle Pixel im Umkreis von 5 Metern um die Baumposition der eingemessenen Bäume.</text:p>
      <text:p text:style-name="P5">- Klassifizierung der Baumart (Buche/Eiche) mit Maschinen Lernverfahren und mehrfacher Kreuzvalidierung (RandomForest)</text:p>
      <text:p text:style-name="P5"><text:s text:c="2"/>Training 80% des Datensatzes, Testen mit den ausgelassenen 20%</text:p>
      <text:p text:style-name="P5"><text:s text:c="2"/>Prediktoren: RGB Kanäle und PCA</text:p>
      <text:p text:style-name="P5"/>
      <text:p text:style-name="P6">3.5 Auswertung</text:p>
      <text:p text:style-name="P5"/>
      <text:p text:style-name="P5">- setzten eines Schwellenwertes (Anzahl Pixel pro Segment in Klasse „Grün“) für Baum mit Blattaustrieb</text:p>
      <text:p text:style-name="P5">- Bestimmen von Bäumen mit Blattaustrieb pro Ortophot in Zeitreihe</text:p>
      <text:p text:style-name="P5">- erstellen einer Statistik von Baumart und Zeitpunkt Blattaustrie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6-10T15:23:33.17</meta:creation-date>
    <meta:document-statistic meta:table-count="0" meta:image-count="0" meta:object-count="0" meta:page-count="2" meta:paragraph-count="46" meta:word-count="492" meta:character-count="3653"/>
    <dc:date>2019-06-10T16:28:05.44</dc:date>
    <meta:editing-duration>PT12M4S</meta:editing-duration>
    <meta:editing-cycles>1</meta:editing-cycles>
    <meta:generator>OpenOffice/4.1.3$Win32 OpenOffice.org_project/413m1$Build-9783</meta:generator>
  </office:meta>
</office:document-meta>
</file>